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stres : Lion des neiges, Singes, Panda roux des neiges, Bison des neiges.</text:p>
      <text:p text:style-name="P1"/>
      <text:p text:style-name="P1">Phrase d'introduction</text:p>
      <text:p text:style-name="P1"><text:tab/>"Ce qu'on dit <text:s/>sur le blizzard est vrai... Ce froid pourrait bien causer ma perte."</text:p>
      <text:p text:style-name="P1"/>
      <text:p text:style-name="P1">Au premier monstre dans le champ de vision</text:p>
      <text:p text:style-name="P1"><text:tab/>"A moins que ces bêtes ne s'en chargent."</text:p>
      <text:p text:style-name="P1"/>
      <text:p text:style-name="P1">PNJ1 (un tas de cadavres)</text:p>
      <text:p text:style-name="P1"><text:tab/>"Sûrement des mineurs qui ont cherché à fuir Vaporium. Peut-être la mort saura mieux les contenter que leur ancienne vie. Reposez en paix mes frères."</text:p>
      <text:p text:style-name="P1"/>
      <text:p text:style-name="P1">PNJ2 (bonhomme de neige)</text:p>
      <text:list xml:id="list35203387" text:style-name="L1">
        <text:list-item>
          <text:p text:style-name="P3">Qu'est-ce que vous êtes?</text:p>
        </text:list-item>
        <text:list-item>
          <text:p text:style-name="P3">Je suis cet endroit. Je suis le vent qui façonne les montagnes et la neige qui les recouvre. Je suis le sourire des enfants et le réconfort des adultes. J'apporte au monde ce que le monde m'a apporté. </text:p>
        </text:list-item>
        <text:list-item>
          <text:p text:style-name="P3">Et vous vivez ici, seul? Que ferez vous quand cela ne vous suffira plus?</text:p>
        </text:list-item>
        <text:list-item>
          <text:p text:style-name="P3">Je n'ai besoin de rien, en tous cas pas pour l'instant. Le passé n'existe pas, le présent est déjà le passé, et l'avenir reste un mystère.</text:p>
        </text:list-item>
        <text:list-item>
          <text:p text:style-name="P3">L'avenir reste un mystère...</text:p>
        </text:list-item>
      </text:list>
      <text:p text:style-name="P1"/>
      <text:p text:style-name="P1">Checkpoint de sortie</text:p>
      <text:p text:style-name="P1"><text:tab/>"Cette meute de singes m'a semblé bien trop organisée. Cela n'augure rien de b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39M6S</meta:editing-duration>
    <meta:editing-cycles>13</meta:editing-cycles>
    <meta:generator>OpenOffice.org/3.3$Win32 OpenOffice.org_project/330m20$Build-9567</meta:generator>
    <dc:date>2013-11-24T15:05:06.06</dc:date>
    <meta:document-statistic meta:table-count="0" meta:image-count="0" meta:object-count="0" meta:page-count="1" meta:paragraph-count="15" meta:word-count="188" meta:character-count="1036"/>
    <meta:user-defined meta:name="Info 1"/>
    <meta:user-defined meta:name="Info 2"/>
    <meta:user-defined meta:name="Info 3"/>
    <meta:user-defined meta:name="Info 4"/>
  </office:meta>
</office:document-meta>
</file>